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ssContextRepositoryFactory.CrossContextRepositoryFactory( ServletContext context , String path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ssContextRepositoryFactory.get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